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328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5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6">
          <table:table-cell/>
          <table:table-cell table:style-name="Default" office:value-type="string">
            <text:p>Passer valeur tontonpat à -1,5 au lieu de -1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9" office:value-type="string">
            <text:p>Ajouter pari sur son match pour gagner un bonus </text:p>
          </table:table-cell>
          <table:table-cell table:style-name="ce13" office:value-type="date" office:date-value="2018-03-25">
            <text:p>25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6">
          <table:table-cell table:style-name="ce4" office:value-type="string">
            <text:p>MPL</text:p>
          </table:table-cell>
          <table:table-cell table:style-name="ce9" office:value-type="string">
            <text:p>Suppression des actualités en ajax</text:p>
          </table:table-cell>
          <table:table-cell table:style-name="ce13" office:value-type="date" office:date-value="2018-04-12">
            <text:p>12/04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lassiqu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5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Option bonus/malus : sélectionneur national (avec bonus ou malus selon) Gab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Images caricatures en fin de ligue</text:p>
          </table:table-cell>
          <table:table-cell table:style-name="ce13" office:value-type="date" office:date-value="2018-03-27">
            <text:p>2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2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ce22" office:value-type="string">
            <text:p>Forum de la ligue</text:p>
          </table:table-cell>
          <table:table-cell table:number-columns-repeated="1022"/>
        </table:table-row>
        <table:table-row table:style-name="ro5">
          <table:table-cell/>
          <table:table-cell table:style-name="ce2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table:style-name="ce2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expert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5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pip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national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style-name="ce19"/>
          <table:table-cell table:style-name="ce20" office:value-type="string">
            <text:p>Mode de jeu coupe/à la journée</text:p>
          </table:table-cell>
          <table:table-cell table:style-name="ce19" table:number-columns-repeated="3"/>
          <table:table-cell table:style-name="ce20" table:number-columns-repeated="1019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/>
          <table:table-cell>
            <draw:frame table:end-cell-address="DEV.B112" table:end-x="0.475cm" table:end-y="0.026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6" office:value-type="date" office:date-value="2018-03-22">
            <text:p>22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1 (31/03 au 04/04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mercato – affichage 2 fois le même joueur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On récupère que les joueurs avec colonne nouvel_id à NULL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mercato – affichage budget restant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 compo sur équipe exempt journée précédente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scrapMaxi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coquille insérée lors refactoring</text:p>
          </table:table-cell>
          <table:table-cell table:style-name="ce9" table:number-columns-repeated="1017"/>
        </table:table-row>
        <table:table-row table:style-name="ro5">
          <table:table-cell table:number-columns-repeated="2"/>
          <table:table-cell office:value-type="string">
            <text:p>Dump pré-journée non fait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Plantage dans ctr_mercatoEquipe.php (l 19). Si rien en session =&gt; envoyer vers Bureau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ur téléphone, les titu sont proposés dans les remplaçants. C'est OK sur pc.</text:p>
          </table:table-cell>
          <table:table-cell table:number-columns-repeated="1021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13/04/2018</text:date>, <text:time>21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4-13T21:10:49.58</dc:date>
    <dc:creator>Max Plaiz</dc:creator>
    <meta:editing-duration>P1DT15H15M50S</meta:editing-duration>
    <meta:editing-cycles>80</meta:editing-cycles>
    <meta:generator>OpenOffice/4.1.3$Win32 OpenOffice.org_project/413m1$Build-9783</meta:generator>
    <meta:document-statistic meta:table-count="2" meta:cell-count="277" meta:object-count="1"/>
  </office:meta>
</office:document-meta>
</file>